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 style:data-style-name="N12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 style:data-style-name="N12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12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 style:data-style-name="N12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" style:family="table-cell" style:parent-style-name="Default" style:data-style-name="N12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2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20" style:family="table-cell" style:parent-style-name="Default" style:data-style-name="N12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7" table:default-cell-style-name="ce7"/>
        <table:table-column table:style-name="co1" table:default-cell-style-name="ce12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1" table:number-columns-repeated="46" table:default-cell-style-name="Default"/>
        <table:table-row table:style-name="ro1" table:number-rows-repeated="2">
          <table:table-cell table:number-columns-repeated="3"/>
          <table:table-cell table:style-name="Default" table:number-columns-repeated="8"/>
          <table:table-cell table:number-columns-repeated="4"/>
          <table:table-cell table:style-name="Default" table:number-columns-repeated="2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AGE</text:p>
          </table:table-cell>
          <table:table-cell table:style-name="ce5" office:value-type="string" calcext:value-type="string" table:number-columns-spanned="9" table:number-rows-spanned="1">
            <text:p>Kernel = Poly</text:p>
          </table:table-cell>
          <table:covered-table-cell table:number-columns-repeated="8" table:style-name="Default"/>
          <table:table-cell table:number-columns-repeated="2"/>
          <table:table-cell table:style-name="ce1" office:value-type="string" calcext:value-type="string">
            <text:p>AGE</text:p>
          </table:table-cell>
          <table:table-cell table:style-name="ce5" office:value-type="string" calcext:value-type="string" table:number-columns-spanned="3" table:number-rows-spanned="1">
            <text:p>Kernel=RBF</text:p>
          </table:table-cell>
          <table:covered-table-cell table:number-columns-repeated="2" table:style-name="Default"/>
          <table:table-cell table:number-columns-repeated="4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Degree=1</text:p>
          </table:table-cell>
          <table:covered-table-cell table:number-columns-repeated="2" table:style-name="ce11"/>
          <table:table-cell table:style-name="ce6" office:value-type="string" calcext:value-type="string" table:number-columns-spanned="3" table:number-rows-spanned="1">
            <text:p>Degree=2</text:p>
          </table:table-cell>
          <table:covered-table-cell table:number-columns-repeated="2" table:style-name="ce11"/>
          <table:table-cell table:style-name="ce6" office:value-type="string" calcext:value-type="string" table:number-columns-spanned="3" table:number-rows-spanned="1">
            <text:p>Degree=3</text:p>
          </table:table-cell>
          <table:covered-table-cell table:number-columns-repeated="2" table:style-name="ce11"/>
          <table:table-cell table:number-columns-repeated="3"/>
          <table:table-cell table:style-name="ce6" office:value-type="string" calcext:value-type="string" table:number-columns-spanned="7" table:number-rows-spanned="1">
            <text:p>Gamma=0.00001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Gamma=0.0001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Gamma=0.001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Gamma=1</text:p>
          </table:table-cell>
          <table:covered-table-cell table:number-columns-repeated="6" table:style-name="ce11"/>
          <table:table-cell table:style-name="ce19" office:value-type="string" calcext:value-type="string" table:number-columns-spanned="7" table:number-rows-spanned="1">
            <text:p>Gamma=1000</text:p>
          </table:table-cell>
          <table:covered-table-cell table:number-columns-repeated="6" table:style-name="ce11"/>
          <table:table-cell table:style-name="ce19" office:value-type="string" calcext:value-type="string" table:number-columns-spanned="7" table:number-rows-spanned="1">
            <text:p>Gamma=10000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Gamma=100000</text:p>
          </table:table-cell>
          <table:covered-table-cell table:number-columns-repeated="6" table:style-name="ce11"/>
        </table:table-row>
        <table:table-row table:style-name="ro1">
          <table:table-cell/>
          <table:table-cell table:style-name="ce2" office:value-type="string" calcext:value-type="string">
            <text:p>Dims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2"/>
          <table:table-cell table:style-name="ce2" office:value-type="string" calcext:value-type="string">
            <text:p>Dims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7" office:value-type="float" office:value="0.396302521008" calcext:value-type="float">
            <text:p>0.3963</text:p>
          </table:table-cell>
          <table:table-cell table:number-columns-repeated="6" office:value-type="float" office:value="0.396302521008" calcext:value-type="float">
            <text:p>0.3963</text:p>
          </table:table-cell>
          <table:table-cell office:value-type="float" office:value="0.618599439776" calcext:value-type="float">
            <text:p>0.6186</text:p>
          </table:table-cell>
          <table:table-cell office:value-type="float" office:value="0.606050420168" calcext:value-type="float">
            <text:p>0.6061</text:p>
          </table:table-cell>
          <table:table-cell table:number-columns-repeated="2"/>
          <table:table-cell table:style-name="ce14" office:value-type="float" office:value="25" calcext:value-type="float">
            <text:p>25</text:p>
          </table:table-cell>
          <table:table-cell table:style-name="ce7" office:value-type="float" office:value="0.396302521008" calcext:value-type="float">
            <text:p>0.3963</text:p>
          </table:table-cell>
          <table:table-cell table:number-columns-repeated="2" office:value-type="float" office:value="0.396302521008" calcext:value-type="float">
            <text:p>0.3963</text:p>
          </table:table-cell>
          <table:table-cell table:number-columns-repeated="22" table:style-name="ce7" office:value-type="float" office:value="0.396302521008" calcext:value-type="float">
            <text:p>0.3963</text:p>
          </table:table-cell>
          <table:table-cell table:style-name="ce7" office:value-type="float" office:value="0.600168067227" calcext:value-type="float">
            <text:p>0.6002</text:p>
          </table:table-cell>
          <table:table-cell table:style-name="ce7" office:value-type="float" office:value="0.648263305322" calcext:value-type="float">
            <text:p>0.6483</text:p>
          </table:table-cell>
          <table:table-cell table:number-columns-repeated="4" table:style-name="ce7" office:value-type="float" office:value="0.396302521008" calcext:value-type="float">
            <text:p>0.3963</text:p>
          </table:table-cell>
          <table:table-cell table:style-name="ce7" office:value-type="float" office:value="0.625742296919" calcext:value-type="float">
            <text:p>0.6257</text:p>
          </table:table-cell>
          <table:table-cell table:style-name="ce7" office:value-type="float" office:value="0.660084033613" calcext:value-type="float">
            <text:p>0.6601</text:p>
          </table:table-cell>
          <table:table-cell table:style-name="ce7" office:value-type="float" office:value="0.720672268908" calcext:value-type="float">
            <text:p>0.7207</text:p>
          </table:table-cell>
          <table:table-cell table:number-columns-repeated="3" table:style-name="ce7" office:value-type="float" office:value="0.396302521008" calcext:value-type="float">
            <text:p>0.3963</text:p>
          </table:table-cell>
          <table:table-cell table:style-name="ce7" office:value-type="float" office:value="0.410112044818" calcext:value-type="float">
            <text:p>0.4101</text:p>
          </table:table-cell>
          <table:table-cell table:style-name="ce7" office:value-type="float" office:value="0.650840336134" calcext:value-type="float">
            <text:p>0.6508</text:p>
          </table:table-cell>
          <table:table-cell table:style-name="ce7" office:value-type="float" office:value="0.660084033613" calcext:value-type="float">
            <text:p>0.6601</text:p>
          </table:table-cell>
          <table:table-cell table:style-name="ce7" office:value-type="float" office:value="0.720672268908" calcext:value-type="float">
            <text:p>0.7207</text:p>
          </table:table-cell>
          <table:table-cell table:number-columns-repeated="2" table:style-name="ce7" office:value-type="float" office:value="0.396302521008" calcext:value-type="float">
            <text:p>0.3963</text:p>
          </table:table-cell>
          <table:table-cell table:style-name="ce7" office:value-type="float" office:value="0.410112044818" calcext:value-type="float">
            <text:p>0.4101</text:p>
          </table:table-cell>
          <table:table-cell table:style-name="ce7" office:value-type="float" office:value="0.579215686275" calcext:value-type="float">
            <text:p>0.5792</text:p>
          </table:table-cell>
          <table:table-cell table:style-name="ce7" office:value-type="float" office:value="0.616862745098" calcext:value-type="float">
            <text:p>0.6169</text:p>
          </table:table-cell>
          <table:table-cell table:style-name="ce7" office:value-type="float" office:value="0.660084033613" calcext:value-type="float">
            <text:p>0.6601</text:p>
          </table:table-cell>
          <table:table-cell table:style-name="ce7" office:value-type="float" office:value="0.720672268908" calcext:value-type="float">
            <text:p>0.7207</text:p>
          </table:table-cell>
          <table:table-cell table:style-name="ce12" office:value-type="float" office:value="0.396302521008" calcext:value-type="float">
            <text:p>0.3963</text:p>
          </table:table-cell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7" office:value-type="float" office:value="0.396302521008" calcext:value-type="float">
            <text:p>0.3963</text:p>
          </table:table-cell>
          <table:table-cell table:number-columns-repeated="6" office:value-type="float" office:value="0.396302521008" calcext:value-type="float">
            <text:p>0.3963</text:p>
          </table:table-cell>
          <table:table-cell office:value-type="float" office:value="0.646694677871" calcext:value-type="float">
            <text:p>0.6467</text:p>
          </table:table-cell>
          <table:table-cell office:value-type="float" office:value="0.617507002801" calcext:value-type="float">
            <text:p>0.6175</text:p>
          </table:table-cell>
          <table:table-cell table:number-columns-repeated="2"/>
          <table:table-cell table:style-name="ce14" office:value-type="float" office:value="50" calcext:value-type="float">
            <text:p>50</text:p>
          </table:table-cell>
          <table:table-cell table:style-name="ce7" office:value-type="float" office:value="0.396302521008" calcext:value-type="float">
            <text:p>0.3963</text:p>
          </table:table-cell>
          <table:table-cell table:number-columns-repeated="2" office:value-type="float" office:value="0.396302521008" calcext:value-type="float">
            <text:p>0.3963</text:p>
          </table:table-cell>
          <table:table-cell table:number-columns-repeated="22" table:style-name="ce7" office:value-type="float" office:value="0.396302521008" calcext:value-type="float">
            <text:p>0.3963</text:p>
          </table:table-cell>
          <table:table-cell table:style-name="ce7" office:value-type="float" office:value="0.646218487395" calcext:value-type="float">
            <text:p>0.6462</text:p>
          </table:table-cell>
          <table:table-cell table:style-name="ce7" office:value-type="float" office:value="0.642549019608" calcext:value-type="float">
            <text:p>0.6425</text:p>
          </table:table-cell>
          <table:table-cell table:number-columns-repeated="4" table:style-name="ce7" office:value-type="float" office:value="0.396302521008" calcext:value-type="float">
            <text:p>0.3963</text:p>
          </table:table-cell>
          <table:table-cell table:style-name="ce7" office:value-type="float" office:value="0.652100840336" calcext:value-type="float">
            <text:p>0.6521</text:p>
          </table:table-cell>
          <table:table-cell table:style-name="ce7" office:value-type="float" office:value="0.726442577031" calcext:value-type="float">
            <text:p>0.7264</text:p>
          </table:table-cell>
          <table:table-cell table:style-name="ce7" office:value-type="float" office:value="0.734173669468" calcext:value-type="float">
            <text:p>0.7342</text:p>
          </table:table-cell>
          <table:table-cell table:number-columns-repeated="3" table:style-name="ce7" office:value-type="float" office:value="0.396302521008" calcext:value-type="float">
            <text:p>0.3963</text:p>
          </table:table-cell>
          <table:table-cell table:style-name="ce7" office:value-type="float" office:value="0.534285714286" calcext:value-type="float">
            <text:p>0.5343</text:p>
          </table:table-cell>
          <table:table-cell table:style-name="ce7" office:value-type="float" office:value="0.68512605042" calcext:value-type="float">
            <text:p>0.6851</text:p>
          </table:table-cell>
          <table:table-cell table:style-name="ce7" office:value-type="float" office:value="0.726442577031" calcext:value-type="float">
            <text:p>0.7264</text:p>
          </table:table-cell>
          <table:table-cell table:style-name="ce7" office:value-type="float" office:value="0.734173669468" calcext:value-type="float">
            <text:p>0.7342</text:p>
          </table:table-cell>
          <table:table-cell table:number-columns-repeated="2" table:style-name="ce7" office:value-type="float" office:value="0.396302521008" calcext:value-type="float">
            <text:p>0.3963</text:p>
          </table:table-cell>
          <table:table-cell table:style-name="ce7" office:value-type="float" office:value="0.547619047619" calcext:value-type="float">
            <text:p>0.5476</text:p>
          </table:table-cell>
          <table:table-cell table:style-name="ce7" office:value-type="float" office:value="0.627787114846" calcext:value-type="float">
            <text:p>0.6278</text:p>
          </table:table-cell>
          <table:table-cell table:style-name="ce7" office:value-type="float" office:value="0.60243697479" calcext:value-type="float">
            <text:p>0.6024</text:p>
          </table:table-cell>
          <table:table-cell table:style-name="ce7" office:value-type="float" office:value="0.726442577031" calcext:value-type="float">
            <text:p>0.7264</text:p>
          </table:table-cell>
          <table:table-cell table:style-name="ce7" office:value-type="float" office:value="0.734173669468" calcext:value-type="float">
            <text:p>0.7342</text:p>
          </table:table-cell>
          <table:table-cell table:style-name="ce12" office:value-type="float" office:value="0.396302521008" calcext:value-type="float">
            <text:p>0.3963</text:p>
          </table:table-cell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0.396302521008" calcext:value-type="float">
            <text:p>0.3963</text:p>
          </table:table-cell>
          <table:table-cell table:number-columns-repeated="6" office:value-type="float" office:value="0.396302521008" calcext:value-type="float">
            <text:p>0.3963</text:p>
          </table:table-cell>
          <table:table-cell office:value-type="float" office:value="0.692577030812" calcext:value-type="float">
            <text:p>0.6926</text:p>
          </table:table-cell>
          <table:table-cell office:value-type="float" office:value="0.61162464986" calcext:value-type="float">
            <text:p>0.6116</text:p>
          </table:table-cell>
          <table:table-cell table:number-columns-repeated="2"/>
          <table:table-cell table:style-name="ce14" office:value-type="float" office:value="100" calcext:value-type="float">
            <text:p>100</text:p>
          </table:table-cell>
          <table:table-cell table:style-name="ce7" office:value-type="float" office:value="0.396302521008" calcext:value-type="float">
            <text:p>0.3963</text:p>
          </table:table-cell>
          <table:table-cell table:number-columns-repeated="2" office:value-type="float" office:value="0.396302521008" calcext:value-type="float">
            <text:p>0.3963</text:p>
          </table:table-cell>
          <table:table-cell table:number-columns-repeated="22" table:style-name="ce7" office:value-type="float" office:value="0.396302521008" calcext:value-type="float">
            <text:p>0.3963</text:p>
          </table:table-cell>
          <table:table-cell table:style-name="ce7" office:value-type="float" office:value="0.672408963585" calcext:value-type="float">
            <text:p>0.6724</text:p>
          </table:table-cell>
          <table:table-cell table:style-name="ce7" office:value-type="float" office:value="0.648739495798" calcext:value-type="float">
            <text:p>0.6487</text:p>
          </table:table-cell>
          <table:table-cell table:number-columns-repeated="4" table:style-name="ce7" office:value-type="float" office:value="0.396302521008" calcext:value-type="float">
            <text:p>0.3963</text:p>
          </table:table-cell>
          <table:table-cell table:style-name="ce7" office:value-type="float" office:value="0.692577030812" calcext:value-type="float">
            <text:p>0.6926</text:p>
          </table:table-cell>
          <table:table-cell table:style-name="ce7" office:value-type="float" office:value="0.767394957983" calcext:value-type="float">
            <text:p>0.7674</text:p>
          </table:table-cell>
          <table:table-cell table:style-name="ce7" office:value-type="float" office:value="0.688907563025" calcext:value-type="float">
            <text:p>0.6889</text:p>
          </table:table-cell>
          <table:table-cell table:number-columns-repeated="3" table:style-name="ce7" office:value-type="float" office:value="0.396302521008" calcext:value-type="float">
            <text:p>0.3963</text:p>
          </table:table-cell>
          <table:table-cell table:style-name="ce7" office:value-type="float" office:value="0.601428571429" calcext:value-type="float">
            <text:p>0.6014</text:p>
          </table:table-cell>
          <table:table-cell table:style-name="ce7" office:value-type="float" office:value="0.670364145658" calcext:value-type="float">
            <text:p>0.6704</text:p>
          </table:table-cell>
          <table:table-cell table:style-name="ce7" office:value-type="float" office:value="0.767394957983" calcext:value-type="float">
            <text:p>0.7674</text:p>
          </table:table-cell>
          <table:table-cell table:style-name="ce7" office:value-type="float" office:value="0.688907563025" calcext:value-type="float">
            <text:p>0.6889</text:p>
          </table:table-cell>
          <table:table-cell table:number-columns-repeated="2" table:style-name="ce7" office:value-type="float" office:value="0.396302521008" calcext:value-type="float">
            <text:p>0.3963</text:p>
          </table:table-cell>
          <table:table-cell table:style-name="ce7" office:value-type="float" office:value="0.601428571429" calcext:value-type="float">
            <text:p>0.6014</text:p>
          </table:table-cell>
          <table:table-cell table:style-name="ce7" office:value-type="float" office:value="0.633669467787" calcext:value-type="float">
            <text:p>0.6337</text:p>
          </table:table-cell>
          <table:table-cell table:style-name="ce7" office:value-type="float" office:value="0.629271708683" calcext:value-type="float">
            <text:p>0.6293</text:p>
          </table:table-cell>
          <table:table-cell table:style-name="ce7" office:value-type="float" office:value="0.767394957983" calcext:value-type="float">
            <text:p>0.7674</text:p>
          </table:table-cell>
          <table:table-cell table:style-name="ce7" office:value-type="float" office:value="0.688907563025" calcext:value-type="float">
            <text:p>0.6889</text:p>
          </table:table-cell>
          <table:table-cell table:style-name="ce12" office:value-type="float" office:value="0.396302521008" calcext:value-type="float">
            <text:p>0.3963</text:p>
          </table:table-cell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number-columns-repeated="7" table:style-name="ce8" office:value-type="float" office:value="0.396302521008" calcext:value-type="float">
            <text:p>0.3963</text:p>
          </table:table-cell>
          <table:table-cell table:style-name="ce8" office:value-type="float" office:value="0.660336134454" calcext:value-type="float">
            <text:p>0.6603</text:p>
          </table:table-cell>
          <table:table-cell table:style-name="ce13" office:value-type="float" office:value="0.62731092437" calcext:value-type="float">
            <text:p>0.6273</text:p>
          </table:table-cell>
          <table:table-cell table:number-columns-repeated="2"/>
          <table:table-cell table:style-name="ce15" office:value-type="float" office:value="200" calcext:value-type="float">
            <text:p>200</text:p>
          </table:table-cell>
          <table:table-cell table:number-columns-repeated="25" table:style-name="ce8" office:value-type="float" office:value="0.396302521008" calcext:value-type="float">
            <text:p>0.3963</text:p>
          </table:table-cell>
          <table:table-cell table:style-name="ce8" office:value-type="float" office:value="0.692577030812" calcext:value-type="float">
            <text:p>0.6926</text:p>
          </table:table-cell>
          <table:table-cell table:style-name="ce8" office:value-type="float" office:value="0.682549019608" calcext:value-type="float">
            <text:p>0.6825</text:p>
          </table:table-cell>
          <table:table-cell table:number-columns-repeated="4" table:style-name="ce8" office:value-type="float" office:value="0.396302521008" calcext:value-type="float">
            <text:p>0.3963</text:p>
          </table:table-cell>
          <table:table-cell table:style-name="ce8" office:value-type="float" office:value="0.666694677871" calcext:value-type="float">
            <text:p>0.6667</text:p>
          </table:table-cell>
          <table:table-cell table:style-name="ce8" office:value-type="float" office:value="0.748347338936" calcext:value-type="float">
            <text:p>0.7483</text:p>
          </table:table-cell>
          <table:table-cell table:style-name="ce8" office:value-type="float" office:value="0.708599439776" calcext:value-type="float">
            <text:p>0.7086</text:p>
          </table:table-cell>
          <table:table-cell table:number-columns-repeated="3" table:style-name="ce8" office:value-type="float" office:value="0.396302521008" calcext:value-type="float">
            <text:p>0.3963</text:p>
          </table:table-cell>
          <table:table-cell table:style-name="ce8" office:value-type="float" office:value="0.601428571429" calcext:value-type="float">
            <text:p>0.6014</text:p>
          </table:table-cell>
          <table:table-cell table:style-name="ce8" office:value-type="float" office:value="0.662913165266" calcext:value-type="float">
            <text:p>0.6629</text:p>
          </table:table-cell>
          <table:table-cell table:style-name="ce8" office:value-type="float" office:value="0.748347338936" calcext:value-type="float">
            <text:p>0.7483</text:p>
          </table:table-cell>
          <table:table-cell table:style-name="ce8" office:value-type="float" office:value="0.708599439776" calcext:value-type="float">
            <text:p>0.7086</text:p>
          </table:table-cell>
          <table:table-cell table:number-columns-repeated="2" table:style-name="ce8" office:value-type="float" office:value="0.396302521008" calcext:value-type="float">
            <text:p>0.3963</text:p>
          </table:table-cell>
          <table:table-cell table:style-name="ce8" office:value-type="float" office:value="0.615238095238" calcext:value-type="float">
            <text:p>0.6152</text:p>
          </table:table-cell>
          <table:table-cell table:style-name="ce8" office:value-type="float" office:value="0.633669467787" calcext:value-type="float">
            <text:p>0.6337</text:p>
          </table:table-cell>
          <table:table-cell table:style-name="ce8" office:value-type="float" office:value="0.630056022409" calcext:value-type="float">
            <text:p>0.6301</text:p>
          </table:table-cell>
          <table:table-cell table:style-name="ce8" office:value-type="float" office:value="0.748347338936" calcext:value-type="float">
            <text:p>0.7483</text:p>
          </table:table-cell>
          <table:table-cell table:style-name="ce8" office:value-type="float" office:value="0.708599439776" calcext:value-type="float">
            <text:p>0.7086</text:p>
          </table:table-cell>
          <table:table-cell table:style-name="ce13" office:value-type="float" office:value="0.396302521008" calcext:value-type="float">
            <text:p>0.396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8"/>
          <table:table-cell table:number-columns-repeated="4"/>
          <table:table-cell table:style-name="Default" table:number-columns-repeated="2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GENDER</text:p>
          </table:table-cell>
          <table:table-cell table:style-name="ce5" office:value-type="string" calcext:value-type="string" table:number-columns-spanned="9" table:number-rows-spanned="1">
            <text:p>Kernel = Poly</text:p>
          </table:table-cell>
          <table:covered-table-cell table:number-columns-repeated="8" table:style-name="Default"/>
          <table:table-cell table:number-columns-repeated="2"/>
          <table:table-cell table:style-name="ce1" office:value-type="string" calcext:value-type="string">
            <text:p>GENDER</text:p>
          </table:table-cell>
          <table:table-cell table:style-name="ce5" office:value-type="string" calcext:value-type="string" table:number-columns-spanned="3" table:number-rows-spanned="1">
            <text:p>Kernel=RBF</text:p>
          </table:table-cell>
          <table:covered-table-cell table:number-columns-repeated="2" table:style-name="Default"/>
          <table:table-cell table:number-columns-repeated="4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Degree=1</text:p>
          </table:table-cell>
          <table:covered-table-cell table:number-columns-repeated="2" table:style-name="ce11"/>
          <table:table-cell table:style-name="ce6" office:value-type="string" calcext:value-type="string" table:number-columns-spanned="3" table:number-rows-spanned="1">
            <text:p>Degree=2</text:p>
          </table:table-cell>
          <table:covered-table-cell table:number-columns-repeated="2" table:style-name="ce11"/>
          <table:table-cell table:style-name="ce6" office:value-type="string" calcext:value-type="string" table:number-columns-spanned="3" table:number-rows-spanned="1">
            <text:p>Degree=3</text:p>
          </table:table-cell>
          <table:covered-table-cell table:number-columns-repeated="2" table:style-name="ce11"/>
          <table:table-cell table:number-columns-repeated="3"/>
          <table:table-cell table:style-name="ce6" office:value-type="string" calcext:value-type="string" table:number-columns-spanned="7" table:number-rows-spanned="1">
            <text:p>Gamma=0.00001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Gamma=0.0001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Gamma=0.001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Gamma=1</text:p>
          </table:table-cell>
          <table:covered-table-cell table:number-columns-repeated="6" table:style-name="ce11"/>
          <table:table-cell table:style-name="ce19" office:value-type="string" calcext:value-type="string" table:number-columns-spanned="7" table:number-rows-spanned="1">
            <text:p>Gamma=1000</text:p>
          </table:table-cell>
          <table:covered-table-cell table:number-columns-repeated="6" table:style-name="ce11"/>
          <table:table-cell table:style-name="ce19" office:value-type="string" calcext:value-type="string" table:number-columns-spanned="7" table:number-rows-spanned="1">
            <text:p>Gamma=10000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Gamma=100000</text:p>
          </table:table-cell>
          <table:covered-table-cell table:number-columns-repeated="6" table:style-name="ce11"/>
        </table:table-row>
        <table:table-row table:style-name="ro1">
          <table:table-cell/>
          <table:table-cell table:style-name="ce2" office:value-type="string" calcext:value-type="string">
            <text:p>Dims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2"/>
          <table:table-cell table:style-name="ce2" office:value-type="string" calcext:value-type="string">
            <text:p>Dims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9" office:value-type="float" office:value="0.547321428571" calcext:value-type="float">
            <text:p>0.5473</text:p>
          </table:table-cell>
          <table:table-cell office:value-type="float" office:value="0.547321428571" calcext:value-type="float">
            <text:p>0.5473</text:p>
          </table:table-cell>
          <table:table-cell office:value-type="float" office:value="0.546428571429" calcext:value-type="float">
            <text:p>0.5464</text:p>
          </table:table-cell>
          <table:table-cell table:number-columns-repeated="4" office:value-type="float" office:value="0.547321428571" calcext:value-type="float">
            <text:p>0.5473</text:p>
          </table:table-cell>
          <table:table-cell office:value-type="float" office:value="0.648214285714" calcext:value-type="float">
            <text:p>0.6482</text:p>
          </table:table-cell>
          <table:table-cell office:value-type="float" office:value="0.661607142857" calcext:value-type="float">
            <text:p>0.6616</text:p>
          </table:table-cell>
          <table:table-cell table:number-columns-repeated="2"/>
          <table:table-cell table:style-name="ce16" office:value-type="float" office:value="25" calcext:value-type="float">
            <text:p>25</text:p>
          </table:table-cell>
          <table:table-cell table:style-name="ce17" office:value-type="float" office:value="0.532142857143" calcext:value-type="float">
            <text:p>0.5321</text:p>
          </table:table-cell>
          <table:table-cell table:number-columns-repeated="3" table:style-name="ce18" office:value-type="float" office:value="0.547321428571" calcext:value-type="float">
            <text:p>0.5473</text:p>
          </table:table-cell>
          <table:table-cell table:style-name="ce18" office:value-type="float" office:value="0.575" calcext:value-type="float">
            <text:p>0.5750</text:p>
          </table:table-cell>
          <table:table-cell table:style-name="ce18" office:value-type="float" office:value="0.664285714286" calcext:value-type="float">
            <text:p>0.6643</text:p>
          </table:table-cell>
          <table:table-cell table:style-name="ce18" office:value-type="float" office:value="0.546428571429" calcext:value-type="float">
            <text:p>0.5464</text:p>
          </table:table-cell>
          <table:table-cell table:style-name="ce18" office:value-type="float" office:value="0.532142857143" calcext:value-type="float">
            <text:p>0.5321</text:p>
          </table:table-cell>
          <table:table-cell table:number-columns-repeated="3" table:style-name="ce18" office:value-type="float" office:value="0.547321428571" calcext:value-type="float">
            <text:p>0.5473</text:p>
          </table:table-cell>
          <table:table-cell table:style-name="ce18" office:value-type="float" office:value="0.575" calcext:value-type="float">
            <text:p>0.5750</text:p>
          </table:table-cell>
          <table:table-cell table:style-name="ce18" office:value-type="float" office:value="0.664285714286" calcext:value-type="float">
            <text:p>0.6643</text:p>
          </table:table-cell>
          <table:table-cell table:style-name="ce18" office:value-type="float" office:value="0.546428571429" calcext:value-type="float">
            <text:p>0.5464</text:p>
          </table:table-cell>
          <table:table-cell table:style-name="ce18" office:value-type="float" office:value="0.532142857143" calcext:value-type="float">
            <text:p>0.5321</text:p>
          </table:table-cell>
          <table:table-cell table:number-columns-repeated="3" table:style-name="ce18" office:value-type="float" office:value="0.547321428571" calcext:value-type="float">
            <text:p>0.5473</text:p>
          </table:table-cell>
          <table:table-cell table:style-name="ce18" office:value-type="float" office:value="0.575" calcext:value-type="float">
            <text:p>0.5750</text:p>
          </table:table-cell>
          <table:table-cell table:style-name="ce18" office:value-type="float" office:value="0.664285714286" calcext:value-type="float">
            <text:p>0.6643</text:p>
          </table:table-cell>
          <table:table-cell table:style-name="ce18" office:value-type="float" office:value="0.546428571429" calcext:value-type="float">
            <text:p>0.5464</text:p>
          </table:table-cell>
          <table:table-cell table:style-name="ce18" office:value-type="float" office:value="0.532142857143" calcext:value-type="float">
            <text:p>0.5321</text:p>
          </table:table-cell>
          <table:table-cell table:number-columns-repeated="3" table:style-name="ce18" office:value-type="float" office:value="0.547321428571" calcext:value-type="float">
            <text:p>0.5473</text:p>
          </table:table-cell>
          <table:table-cell table:style-name="ce18" office:value-type="float" office:value="0.615178571429" calcext:value-type="float">
            <text:p>0.6152</text:p>
          </table:table-cell>
          <table:table-cell table:style-name="ce18" office:value-type="float" office:value="0.665178571429" calcext:value-type="float">
            <text:p>0.6652</text:p>
          </table:table-cell>
          <table:table-cell table:style-name="ce18" office:value-type="float" office:value="0.614285714286" calcext:value-type="float">
            <text:p>0.6143</text:p>
          </table:table-cell>
          <table:table-cell table:style-name="ce18" office:value-type="float" office:value="0.532142857143" calcext:value-type="float">
            <text:p>0.5321</text:p>
          </table:table-cell>
          <table:table-cell table:number-columns-repeated="2" table:style-name="ce18" office:value-type="float" office:value="0.547321428571" calcext:value-type="float">
            <text:p>0.5473</text:p>
          </table:table-cell>
          <table:table-cell table:style-name="ce18" office:value-type="float" office:value="0.619642857143" calcext:value-type="float">
            <text:p>0.6196</text:p>
          </table:table-cell>
          <table:table-cell table:style-name="ce18" office:value-type="float" office:value="0.674107142857" calcext:value-type="float">
            <text:p>0.6741</text:p>
          </table:table-cell>
          <table:table-cell table:style-name="ce18" office:value-type="float" office:value="0.696428571429" calcext:value-type="float">
            <text:p>0.6964</text:p>
          </table:table-cell>
          <table:table-cell table:style-name="ce18" office:value-type="float" office:value="0.608035714286" calcext:value-type="float">
            <text:p>0.6080</text:p>
          </table:table-cell>
          <table:table-cell table:style-name="ce18" office:value-type="float" office:value="0.532142857143" calcext:value-type="float">
            <text:p>0.5321</text:p>
          </table:table-cell>
          <table:table-cell table:number-columns-repeated="2" table:style-name="ce18" office:value-type="float" office:value="0.547321428571" calcext:value-type="float">
            <text:p>0.5473</text:p>
          </table:table-cell>
          <table:table-cell table:style-name="ce18" office:value-type="float" office:value="0.727678571429" calcext:value-type="float">
            <text:p>0.7277</text:p>
          </table:table-cell>
          <table:table-cell table:style-name="ce18" office:value-type="float" office:value="0.674107142857" calcext:value-type="float">
            <text:p>0.6741</text:p>
          </table:table-cell>
          <table:table-cell table:style-name="ce18" office:value-type="float" office:value="0.696428571429" calcext:value-type="float">
            <text:p>0.6964</text:p>
          </table:table-cell>
          <table:table-cell table:style-name="ce18" office:value-type="float" office:value="0.608035714286" calcext:value-type="float">
            <text:p>0.6080</text:p>
          </table:table-cell>
          <table:table-cell table:style-name="ce18" office:value-type="float" office:value="0.532142857143" calcext:value-type="float">
            <text:p>0.5321</text:p>
          </table:table-cell>
          <table:table-cell table:style-name="ce18" office:value-type="float" office:value="0.547321428571" calcext:value-type="float">
            <text:p>0.5473</text:p>
          </table:table-cell>
          <table:table-cell table:style-name="ce18" office:value-type="float" office:value="0.573214285714" calcext:value-type="float">
            <text:p>0.5732</text:p>
          </table:table-cell>
          <table:table-cell table:style-name="ce18" office:value-type="float" office:value="0.686607142857" calcext:value-type="float">
            <text:p>0.6866</text:p>
          </table:table-cell>
          <table:table-cell table:style-name="ce18" office:value-type="float" office:value="0.674107142857" calcext:value-type="float">
            <text:p>0.6741</text:p>
          </table:table-cell>
          <table:table-cell table:style-name="ce18" office:value-type="float" office:value="0.696428571429" calcext:value-type="float">
            <text:p>0.6964</text:p>
          </table:table-cell>
          <table:table-cell table:style-name="ce20" office:value-type="float" office:value="0.608035714286" calcext:value-type="float">
            <text:p>0.6080</text:p>
          </table:table-cell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9" office:value-type="float" office:value="0.548214285714" calcext:value-type="float">
            <text:p>0.5482</text:p>
          </table:table-cell>
          <table:table-cell office:value-type="float" office:value="0.548214285714" calcext:value-type="float">
            <text:p>0.5482</text:p>
          </table:table-cell>
          <table:table-cell office:value-type="float" office:value="0.547321428571" calcext:value-type="float">
            <text:p>0.5473</text:p>
          </table:table-cell>
          <table:table-cell table:number-columns-repeated="4" office:value-type="float" office:value="0.548214285714" calcext:value-type="float">
            <text:p>0.5482</text:p>
          </table:table-cell>
          <table:table-cell office:value-type="float" office:value="0.686607142857" calcext:value-type="float">
            <text:p>0.6866</text:p>
          </table:table-cell>
          <table:table-cell office:value-type="float" office:value="0.730357142857" calcext:value-type="float">
            <text:p>0.7304</text:p>
          </table:table-cell>
          <table:table-cell table:number-columns-repeated="2"/>
          <table:table-cell table:style-name="ce3" office:value-type="float" office:value="50" calcext:value-type="float">
            <text:p>50</text:p>
          </table:table-cell>
          <table:table-cell table:style-name="ce9" office:value-type="float" office:value="0.566071428571" calcext:value-type="float">
            <text:p>0.5661</text:p>
          </table:table-cell>
          <table:table-cell table:number-columns-repeated="2" office:value-type="float" office:value="0.548214285714" calcext:value-type="float">
            <text:p>0.5482</text:p>
          </table:table-cell>
          <table:table-cell table:style-name="ce7" office:value-type="float" office:value="0.548214285714" calcext:value-type="float">
            <text:p>0.5482</text:p>
          </table:table-cell>
          <table:table-cell table:style-name="ce7" office:value-type="float" office:value="0.589285714286" calcext:value-type="float">
            <text:p>0.5893</text:p>
          </table:table-cell>
          <table:table-cell table:style-name="ce7" office:value-type="float" office:value="0.619642857143" calcext:value-type="float">
            <text:p>0.6196</text:p>
          </table:table-cell>
          <table:table-cell table:style-name="ce7" office:value-type="float" office:value="0.551785714286" calcext:value-type="float">
            <text:p>0.5518</text:p>
          </table:table-cell>
          <table:table-cell table:style-name="ce7" office:value-type="float" office:value="0.566071428571" calcext:value-type="float">
            <text:p>0.5661</text:p>
          </table:table-cell>
          <table:table-cell table:number-columns-repeated="3" table:style-name="ce7" office:value-type="float" office:value="0.548214285714" calcext:value-type="float">
            <text:p>0.5482</text:p>
          </table:table-cell>
          <table:table-cell table:style-name="ce7" office:value-type="float" office:value="0.589285714286" calcext:value-type="float">
            <text:p>0.5893</text:p>
          </table:table-cell>
          <table:table-cell table:style-name="ce7" office:value-type="float" office:value="0.619642857143" calcext:value-type="float">
            <text:p>0.6196</text:p>
          </table:table-cell>
          <table:table-cell table:style-name="ce7" office:value-type="float" office:value="0.551785714286" calcext:value-type="float">
            <text:p>0.5518</text:p>
          </table:table-cell>
          <table:table-cell table:style-name="ce7" office:value-type="float" office:value="0.566071428571" calcext:value-type="float">
            <text:p>0.5661</text:p>
          </table:table-cell>
          <table:table-cell table:number-columns-repeated="3" table:style-name="ce7" office:value-type="float" office:value="0.548214285714" calcext:value-type="float">
            <text:p>0.5482</text:p>
          </table:table-cell>
          <table:table-cell table:style-name="ce7" office:value-type="float" office:value="0.589285714286" calcext:value-type="float">
            <text:p>0.5893</text:p>
          </table:table-cell>
          <table:table-cell table:style-name="ce7" office:value-type="float" office:value="0.619642857143" calcext:value-type="float">
            <text:p>0.6196</text:p>
          </table:table-cell>
          <table:table-cell table:style-name="ce7" office:value-type="float" office:value="0.551785714286" calcext:value-type="float">
            <text:p>0.5518</text:p>
          </table:table-cell>
          <table:table-cell table:style-name="ce7" office:value-type="float" office:value="0.566071428571" calcext:value-type="float">
            <text:p>0.5661</text:p>
          </table:table-cell>
          <table:table-cell table:number-columns-repeated="3" table:style-name="ce7" office:value-type="float" office:value="0.548214285714" calcext:value-type="float">
            <text:p>0.5482</text:p>
          </table:table-cell>
          <table:table-cell table:style-name="ce7" office:value-type="float" office:value="0.60625" calcext:value-type="float">
            <text:p>0.6063</text:p>
          </table:table-cell>
          <table:table-cell table:style-name="ce7" office:value-type="float" office:value="0.683928571429" calcext:value-type="float">
            <text:p>0.6839</text:p>
          </table:table-cell>
          <table:table-cell table:style-name="ce7" office:value-type="float" office:value="0.632142857143" calcext:value-type="float">
            <text:p>0.6321</text:p>
          </table:table-cell>
          <table:table-cell table:style-name="ce7" office:value-type="float" office:value="0.566071428571" calcext:value-type="float">
            <text:p>0.5661</text:p>
          </table:table-cell>
          <table:table-cell table:number-columns-repeated="2" table:style-name="ce7" office:value-type="float" office:value="0.548214285714" calcext:value-type="float">
            <text:p>0.5482</text:p>
          </table:table-cell>
          <table:table-cell table:style-name="ce7" office:value-type="float" office:value="0.7" calcext:value-type="float">
            <text:p>0.7000</text:p>
          </table:table-cell>
          <table:table-cell table:style-name="ce7" office:value-type="float" office:value="0.722321428571" calcext:value-type="float">
            <text:p>0.7223</text:p>
          </table:table-cell>
          <table:table-cell table:style-name="ce7" office:value-type="float" office:value="0.677678571429" calcext:value-type="float">
            <text:p>0.6777</text:p>
          </table:table-cell>
          <table:table-cell table:style-name="ce7" office:value-type="float" office:value="0.617857142857" calcext:value-type="float">
            <text:p>0.6179</text:p>
          </table:table-cell>
          <table:table-cell table:style-name="ce7" office:value-type="float" office:value="0.566071428571" calcext:value-type="float">
            <text:p>0.5661</text:p>
          </table:table-cell>
          <table:table-cell table:number-columns-repeated="2" table:style-name="ce7" office:value-type="float" office:value="0.548214285714" calcext:value-type="float">
            <text:p>0.5482</text:p>
          </table:table-cell>
          <table:table-cell table:style-name="ce7" office:value-type="float" office:value="0.746428571429" calcext:value-type="float">
            <text:p>0.7464</text:p>
          </table:table-cell>
          <table:table-cell table:style-name="ce7" office:value-type="float" office:value="0.722321428571" calcext:value-type="float">
            <text:p>0.7223</text:p>
          </table:table-cell>
          <table:table-cell table:style-name="ce7" office:value-type="float" office:value="0.677678571429" calcext:value-type="float">
            <text:p>0.6777</text:p>
          </table:table-cell>
          <table:table-cell table:style-name="ce7" office:value-type="float" office:value="0.617857142857" calcext:value-type="float">
            <text:p>0.6179</text:p>
          </table:table-cell>
          <table:table-cell table:style-name="ce7" office:value-type="float" office:value="0.566071428571" calcext:value-type="float">
            <text:p>0.5661</text:p>
          </table:table-cell>
          <table:table-cell table:style-name="ce7" office:value-type="float" office:value="0.548214285714" calcext:value-type="float">
            <text:p>0.5482</text:p>
          </table:table-cell>
          <table:table-cell table:style-name="ce7" office:value-type="float" office:value="0.592857142857" calcext:value-type="float">
            <text:p>0.5929</text:p>
          </table:table-cell>
          <table:table-cell table:style-name="ce7" office:value-type="float" office:value="0.721428571429" calcext:value-type="float">
            <text:p>0.7214</text:p>
          </table:table-cell>
          <table:table-cell table:style-name="ce7" office:value-type="float" office:value="0.722321428571" calcext:value-type="float">
            <text:p>0.7223</text:p>
          </table:table-cell>
          <table:table-cell table:style-name="ce7" office:value-type="float" office:value="0.677678571429" calcext:value-type="float">
            <text:p>0.6777</text:p>
          </table:table-cell>
          <table:table-cell table:style-name="ce12" office:value-type="float" office:value="0.617857142857" calcext:value-type="float">
            <text:p>0.6179</text:p>
          </table:table-cell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9" office:value-type="float" office:value="0.575" calcext:value-type="float">
            <text:p>0.5750</text:p>
          </table:table-cell>
          <table:table-cell office:value-type="float" office:value="0.567857142857" calcext:value-type="float">
            <text:p>0.5679</text:p>
          </table:table-cell>
          <table:table-cell office:value-type="float" office:value="0.566964285714" calcext:value-type="float">
            <text:p>0.5670</text:p>
          </table:table-cell>
          <table:table-cell office:value-type="float" office:value="0.575" calcext:value-type="float">
            <text:p>0.5750</text:p>
          </table:table-cell>
          <table:table-cell table:number-columns-repeated="2" office:value-type="float" office:value="0.567857142857" calcext:value-type="float">
            <text:p>0.5679</text:p>
          </table:table-cell>
          <table:table-cell office:value-type="float" office:value="0.574107142857" calcext:value-type="float">
            <text:p>0.5741</text:p>
          </table:table-cell>
          <table:table-cell office:value-type="float" office:value="0.707142857143" calcext:value-type="float">
            <text:p>0.7071</text:p>
          </table:table-cell>
          <table:table-cell office:value-type="float" office:value="0.682142857143" calcext:value-type="float">
            <text:p>0.6821</text:p>
          </table:table-cell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9" office:value-type="float" office:value="0.553571428571" calcext:value-type="float">
            <text:p>0.5536</text:p>
          </table:table-cell>
          <table:table-cell office:value-type="float" office:value="0.567857142857" calcext:value-type="float">
            <text:p>0.5679</text:p>
          </table:table-cell>
          <table:table-cell office:value-type="float" office:value="0.575" calcext:value-type="float">
            <text:p>0.5750</text:p>
          </table:table-cell>
          <table:table-cell table:style-name="ce7" office:value-type="float" office:value="0.575" calcext:value-type="float">
            <text:p>0.5750</text:p>
          </table:table-cell>
          <table:table-cell table:style-name="ce7" office:value-type="float" office:value="0.601785714286" calcext:value-type="float">
            <text:p>0.6018</text:p>
          </table:table-cell>
          <table:table-cell table:style-name="ce7" office:value-type="float" office:value="0.626785714286" calcext:value-type="float">
            <text:p>0.6268</text:p>
          </table:table-cell>
          <table:table-cell table:style-name="ce7" office:value-type="float" office:value="0.50625" calcext:value-type="float">
            <text:p>0.5063</text:p>
          </table:table-cell>
          <table:table-cell table:style-name="ce7" office:value-type="float" office:value="0.553571428571" calcext:value-type="float">
            <text:p>0.5536</text:p>
          </table:table-cell>
          <table:table-cell table:style-name="ce7" office:value-type="float" office:value="0.567857142857" calcext:value-type="float">
            <text:p>0.5679</text:p>
          </table:table-cell>
          <table:table-cell table:number-columns-repeated="2" table:style-name="ce7" office:value-type="float" office:value="0.575" calcext:value-type="float">
            <text:p>0.5750</text:p>
          </table:table-cell>
          <table:table-cell table:style-name="ce7" office:value-type="float" office:value="0.601785714286" calcext:value-type="float">
            <text:p>0.6018</text:p>
          </table:table-cell>
          <table:table-cell table:style-name="ce7" office:value-type="float" office:value="0.626785714286" calcext:value-type="float">
            <text:p>0.6268</text:p>
          </table:table-cell>
          <table:table-cell table:style-name="ce7" office:value-type="float" office:value="0.50625" calcext:value-type="float">
            <text:p>0.5063</text:p>
          </table:table-cell>
          <table:table-cell table:style-name="ce7" office:value-type="float" office:value="0.553571428571" calcext:value-type="float">
            <text:p>0.5536</text:p>
          </table:table-cell>
          <table:table-cell table:style-name="ce7" office:value-type="float" office:value="0.567857142857" calcext:value-type="float">
            <text:p>0.5679</text:p>
          </table:table-cell>
          <table:table-cell table:number-columns-repeated="2" table:style-name="ce7" office:value-type="float" office:value="0.575" calcext:value-type="float">
            <text:p>0.5750</text:p>
          </table:table-cell>
          <table:table-cell table:style-name="ce7" office:value-type="float" office:value="0.601785714286" calcext:value-type="float">
            <text:p>0.6018</text:p>
          </table:table-cell>
          <table:table-cell table:style-name="ce7" office:value-type="float" office:value="0.626785714286" calcext:value-type="float">
            <text:p>0.6268</text:p>
          </table:table-cell>
          <table:table-cell table:style-name="ce7" office:value-type="float" office:value="0.50625" calcext:value-type="float">
            <text:p>0.5063</text:p>
          </table:table-cell>
          <table:table-cell table:style-name="ce7" office:value-type="float" office:value="0.553571428571" calcext:value-type="float">
            <text:p>0.5536</text:p>
          </table:table-cell>
          <table:table-cell table:style-name="ce7" office:value-type="float" office:value="0.567857142857" calcext:value-type="float">
            <text:p>0.5679</text:p>
          </table:table-cell>
          <table:table-cell table:number-columns-repeated="2" table:style-name="ce7" office:value-type="float" office:value="0.575" calcext:value-type="float">
            <text:p>0.5750</text:p>
          </table:table-cell>
          <table:table-cell table:style-name="ce7" office:value-type="float" office:value="0.665178571429" calcext:value-type="float">
            <text:p>0.6652</text:p>
          </table:table-cell>
          <table:table-cell table:style-name="ce7" office:value-type="float" office:value="0.690178571429" calcext:value-type="float">
            <text:p>0.6902</text:p>
          </table:table-cell>
          <table:table-cell table:style-name="ce7" office:value-type="float" office:value="0.565178571429" calcext:value-type="float">
            <text:p>0.5652</text:p>
          </table:table-cell>
          <table:table-cell table:style-name="ce7" office:value-type="float" office:value="0.553571428571" calcext:value-type="float">
            <text:p>0.5536</text:p>
          </table:table-cell>
          <table:table-cell table:style-name="ce7" office:value-type="float" office:value="0.567857142857" calcext:value-type="float">
            <text:p>0.5679</text:p>
          </table:table-cell>
          <table:table-cell table:style-name="ce7" office:value-type="float" office:value="0.575" calcext:value-type="float">
            <text:p>0.5750</text:p>
          </table:table-cell>
          <table:table-cell table:style-name="ce7" office:value-type="float" office:value="0.700892857143" calcext:value-type="float">
            <text:p>0.7009</text:p>
          </table:table-cell>
          <table:table-cell table:style-name="ce7" office:value-type="float" office:value="0.75625" calcext:value-type="float">
            <text:p>0.7563</text:p>
          </table:table-cell>
          <table:table-cell table:style-name="ce7" office:value-type="float" office:value="0.698214285714" calcext:value-type="float">
            <text:p>0.6982</text:p>
          </table:table-cell>
          <table:table-cell table:style-name="ce7" office:value-type="float" office:value="0.566071428571" calcext:value-type="float">
            <text:p>0.5661</text:p>
          </table:table-cell>
          <table:table-cell table:style-name="ce7" office:value-type="float" office:value="0.553571428571" calcext:value-type="float">
            <text:p>0.5536</text:p>
          </table:table-cell>
          <table:table-cell table:style-name="ce7" office:value-type="float" office:value="0.567857142857" calcext:value-type="float">
            <text:p>0.5679</text:p>
          </table:table-cell>
          <table:table-cell table:style-name="ce7" office:value-type="float" office:value="0.575" calcext:value-type="float">
            <text:p>0.5750</text:p>
          </table:table-cell>
          <table:table-cell table:style-name="ce7" office:value-type="float" office:value="0.747321428571" calcext:value-type="float">
            <text:p>0.7473</text:p>
          </table:table-cell>
          <table:table-cell table:style-name="ce7" office:value-type="float" office:value="0.75625" calcext:value-type="float">
            <text:p>0.7563</text:p>
          </table:table-cell>
          <table:table-cell table:style-name="ce7" office:value-type="float" office:value="0.698214285714" calcext:value-type="float">
            <text:p>0.6982</text:p>
          </table:table-cell>
          <table:table-cell table:style-name="ce7" office:value-type="float" office:value="0.566071428571" calcext:value-type="float">
            <text:p>0.5661</text:p>
          </table:table-cell>
          <table:table-cell table:style-name="ce7" office:value-type="float" office:value="0.553571428571" calcext:value-type="float">
            <text:p>0.5536</text:p>
          </table:table-cell>
          <table:table-cell table:style-name="ce7" office:value-type="float" office:value="0.567857142857" calcext:value-type="float">
            <text:p>0.5679</text:p>
          </table:table-cell>
          <table:table-cell table:style-name="ce7" office:value-type="float" office:value="0.620535714286" calcext:value-type="float">
            <text:p>0.6205</text:p>
          </table:table-cell>
          <table:table-cell table:style-name="ce7" office:value-type="float" office:value="0.734821428571" calcext:value-type="float">
            <text:p>0.7348</text:p>
          </table:table-cell>
          <table:table-cell table:style-name="ce7" office:value-type="float" office:value="0.75625" calcext:value-type="float">
            <text:p>0.7563</text:p>
          </table:table-cell>
          <table:table-cell table:style-name="ce7" office:value-type="float" office:value="0.698214285714" calcext:value-type="float">
            <text:p>0.6982</text:p>
          </table:table-cell>
          <table:table-cell table:style-name="ce12" office:value-type="float" office:value="0.566071428571" calcext:value-type="float">
            <text:p>0.5661</text:p>
          </table:table-cell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0.575892857143" calcext:value-type="float">
            <text:p>0.5759</text:p>
          </table:table-cell>
          <table:table-cell table:number-columns-repeated="2" table:style-name="ce8" office:value-type="float" office:value="0.569642857143" calcext:value-type="float">
            <text:p>0.5696</text:p>
          </table:table-cell>
          <table:table-cell table:style-name="ce8" office:value-type="float" office:value="0.575892857143" calcext:value-type="float">
            <text:p>0.5759</text:p>
          </table:table-cell>
          <table:table-cell table:number-columns-repeated="3" table:style-name="ce8" office:value-type="float" office:value="0.569642857143" calcext:value-type="float">
            <text:p>0.5696</text:p>
          </table:table-cell>
          <table:table-cell table:style-name="ce8" office:value-type="float" office:value="0.719642857143" calcext:value-type="float">
            <text:p>0.7196</text:p>
          </table:table-cell>
          <table:table-cell table:style-name="ce13" office:value-type="float" office:value="0.659821428571" calcext:value-type="float">
            <text:p>0.6598</text:p>
          </table:table-cell>
          <table:table-cell table:number-columns-repeated="2"/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0.56875" calcext:value-type="float">
            <text:p>0.5688</text:p>
          </table:table-cell>
          <table:table-cell table:number-columns-repeated="3" table:style-name="ce8" office:value-type="float" office:value="0.575892857143" calcext:value-type="float">
            <text:p>0.5759</text:p>
          </table:table-cell>
          <table:table-cell table:style-name="ce8" office:value-type="float" office:value="0.588392857143" calcext:value-type="float">
            <text:p>0.5884</text:p>
          </table:table-cell>
          <table:table-cell table:style-name="ce8" office:value-type="float" office:value="0.678571428571" calcext:value-type="float">
            <text:p>0.6786</text:p>
          </table:table-cell>
          <table:table-cell table:style-name="ce8" office:value-type="float" office:value="0.553571428571" calcext:value-type="float">
            <text:p>0.5536</text:p>
          </table:table-cell>
          <table:table-cell table:style-name="ce8" office:value-type="float" office:value="0.56875" calcext:value-type="float">
            <text:p>0.5688</text:p>
          </table:table-cell>
          <table:table-cell table:number-columns-repeated="3" table:style-name="ce8" office:value-type="float" office:value="0.575892857143" calcext:value-type="float">
            <text:p>0.5759</text:p>
          </table:table-cell>
          <table:table-cell table:style-name="ce8" office:value-type="float" office:value="0.588392857143" calcext:value-type="float">
            <text:p>0.5884</text:p>
          </table:table-cell>
          <table:table-cell table:style-name="ce8" office:value-type="float" office:value="0.678571428571" calcext:value-type="float">
            <text:p>0.6786</text:p>
          </table:table-cell>
          <table:table-cell table:style-name="ce8" office:value-type="float" office:value="0.553571428571" calcext:value-type="float">
            <text:p>0.5536</text:p>
          </table:table-cell>
          <table:table-cell table:style-name="ce8" office:value-type="float" office:value="0.56875" calcext:value-type="float">
            <text:p>0.5688</text:p>
          </table:table-cell>
          <table:table-cell table:number-columns-repeated="3" table:style-name="ce8" office:value-type="float" office:value="0.575892857143" calcext:value-type="float">
            <text:p>0.5759</text:p>
          </table:table-cell>
          <table:table-cell table:style-name="ce8" office:value-type="float" office:value="0.588392857143" calcext:value-type="float">
            <text:p>0.5884</text:p>
          </table:table-cell>
          <table:table-cell table:style-name="ce8" office:value-type="float" office:value="0.678571428571" calcext:value-type="float">
            <text:p>0.6786</text:p>
          </table:table-cell>
          <table:table-cell table:style-name="ce8" office:value-type="float" office:value="0.553571428571" calcext:value-type="float">
            <text:p>0.5536</text:p>
          </table:table-cell>
          <table:table-cell table:style-name="ce8" office:value-type="float" office:value="0.56875" calcext:value-type="float">
            <text:p>0.5688</text:p>
          </table:table-cell>
          <table:table-cell table:number-columns-repeated="3" table:style-name="ce8" office:value-type="float" office:value="0.575892857143" calcext:value-type="float">
            <text:p>0.5759</text:p>
          </table:table-cell>
          <table:table-cell table:style-name="ce8" office:value-type="float" office:value="0.700892857143" calcext:value-type="float">
            <text:p>0.7009</text:p>
          </table:table-cell>
          <table:table-cell table:style-name="ce8" office:value-type="float" office:value="0.685714285714" calcext:value-type="float">
            <text:p>0.6857</text:p>
          </table:table-cell>
          <table:table-cell table:style-name="ce8" office:value-type="float" office:value="0.558035714286" calcext:value-type="float">
            <text:p>0.5580</text:p>
          </table:table-cell>
          <table:table-cell table:style-name="ce8" office:value-type="float" office:value="0.56875" calcext:value-type="float">
            <text:p>0.5688</text:p>
          </table:table-cell>
          <table:table-cell table:number-columns-repeated="2" table:style-name="ce8" office:value-type="float" office:value="0.575892857143" calcext:value-type="float">
            <text:p>0.5759</text:p>
          </table:table-cell>
          <table:table-cell table:style-name="ce8" office:value-type="float" office:value="0.714285714286" calcext:value-type="float">
            <text:p>0.7143</text:p>
          </table:table-cell>
          <table:table-cell table:style-name="ce8" office:value-type="float" office:value="0.769642857143" calcext:value-type="float">
            <text:p>0.7696</text:p>
          </table:table-cell>
          <table:table-cell table:style-name="ce8" office:value-type="float" office:value="0.691964285714" calcext:value-type="float">
            <text:p>0.6920</text:p>
          </table:table-cell>
          <table:table-cell table:style-name="ce8" office:value-type="float" office:value="0.579464285714" calcext:value-type="float">
            <text:p>0.5795</text:p>
          </table:table-cell>
          <table:table-cell table:style-name="ce8" office:value-type="float" office:value="0.56875" calcext:value-type="float">
            <text:p>0.5688</text:p>
          </table:table-cell>
          <table:table-cell table:number-columns-repeated="2" table:style-name="ce8" office:value-type="float" office:value="0.575892857143" calcext:value-type="float">
            <text:p>0.5759</text:p>
          </table:table-cell>
          <table:table-cell table:style-name="ce8" office:value-type="float" office:value="0.734821428571" calcext:value-type="float">
            <text:p>0.7348</text:p>
          </table:table-cell>
          <table:table-cell table:style-name="ce8" office:value-type="float" office:value="0.769642857143" calcext:value-type="float">
            <text:p>0.7696</text:p>
          </table:table-cell>
          <table:table-cell table:style-name="ce8" office:value-type="float" office:value="0.691964285714" calcext:value-type="float">
            <text:p>0.6920</text:p>
          </table:table-cell>
          <table:table-cell table:style-name="ce8" office:value-type="float" office:value="0.579464285714" calcext:value-type="float">
            <text:p>0.5795</text:p>
          </table:table-cell>
          <table:table-cell table:style-name="ce8" office:value-type="float" office:value="0.56875" calcext:value-type="float">
            <text:p>0.5688</text:p>
          </table:table-cell>
          <table:table-cell table:style-name="ce8" office:value-type="float" office:value="0.575892857143" calcext:value-type="float">
            <text:p>0.5759</text:p>
          </table:table-cell>
          <table:table-cell table:style-name="ce8" office:value-type="float" office:value="0.627678571429" calcext:value-type="float">
            <text:p>0.6277</text:p>
          </table:table-cell>
          <table:table-cell table:style-name="ce8" office:value-type="float" office:value="0.753571428571" calcext:value-type="float">
            <text:p>0.7536</text:p>
          </table:table-cell>
          <table:table-cell table:style-name="ce8" office:value-type="float" office:value="0.769642857143" calcext:value-type="float">
            <text:p>0.7696</text:p>
          </table:table-cell>
          <table:table-cell table:style-name="ce8" office:value-type="float" office:value="0.691964285714" calcext:value-type="float">
            <text:p>0.6920</text:p>
          </table:table-cell>
          <table:table-cell table:style-name="ce13" office:value-type="float" office:value="0.579464285714" calcext:value-type="float">
            <text:p>0.5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7:08:39.010210108</meta:creation-date>
    <meta:generator>LibreOffice/4.2.8.2$Linux_X86_64 LibreOffice_project/420m0$Build-2</meta:generator>
    <dc:date>2016-01-20T18:40:49.099019015</dc:date>
    <meta:editing-duration>PT1H28M39S</meta:editing-duration>
    <meta:editing-cycles>61</meta:editing-cycles>
    <meta:document-statistic meta:table-count="1" meta:cell-count="628" meta:object-count="0"/>
  </office:meta>
</office:document-meta>
</file>